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macros created by Attacker!</text:p>
      <text:p text:style-name="Standard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3:13:14.81</meta:creation-date>
    <dc:date>2021-01-26T13:13:58.99</dc:date>
    <meta:editing-duration>PT44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" meta:paragraph-count="2" meta:word-count="18" meta:character-count="12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52002b00f500c8001f00a00048002e008d00a9002a004800e700c800db00e4">
    <SignedInfo>
      <CanonicalizationMethod Algorithm="http://www.w3.org/TR/2001/REC-xml-c14n-20010315"/>
      <SignatureMethod Algorithm="http://www.w3.org/2000/09/xmldsig#rsa-sha1"/>
      <Reference URI="Basic/Standard/script-lb.xml">
        <Transforms>
          <Transform Algorithm="http://www.w3.org/TR/2001/REC-xml-c14n-20010315"/>
        </Transforms>
        <DigestMethod Algorithm="http://www.w3.org/2000/09/xmldsig#sha1"/>
        <DigestValue>F4Yo8KatAudgCClcvASy4fI9g0Q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5wDtNjGeZBkHKt8gwtqpPi6hBvc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56006a00ac008000ef0047004b005f0097005900400067009c00fa0030005f">
        <DigestMethod Algorithm="http://www.w3.org/2000/09/xmldsig#sha1"/>
        <DigestValue>6+k5CbsZmlBFjf+/Naf1FhbF8Hw=</DigestValue>
      </Reference>
    </SignedInfo>
    <SignatureValue>f99+RD1qWWEXrNNvnbZc12l2sFQbrQ4KieDyZwZDWonNfuxqiPCXok5WhvuV4+MX
1/3iam64LWHs5gGCJuWbpUHRNTmotwtSAlwP9vsbWUllergu7peFHF1r6SQF30AG
kpHTBPR4eSam1lIGtZ/3gWdoBQjyckUCJMHKsAchTGWGqG1SZ2wZMGt3PzlU4AiR
Oow1x8Eqc0IVp/cvylSHMQe/wSf550pYTvdzsGSF4cZYbhQr/HWhCZLlRlhRpVHA
LT+Eh5Jm7vTUgVF3Wld91CPtCb+xDLuvxAfu4xatfzx5M8WKW6DC0J3rlJ1i+J5G
lMZkIYzL5JEH+Fxj5t4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56006a00ac008000ef0047004b005f0097005900400067009c00fa0030005f" Target="#ID_0052002b00f500c8001f00a00048002e008d00a9002a004800e700c800db00e4">
          <dc:date xmlns:dc="http://purl.org/dc/elements/1.1/">2021-01-26T13:14:09,35</dc:date>
        </SignatureProperty>
      </SignatureProperties>
    </Object>
  </Signature>
</document-signatures>
</file>